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283in"/>
    </style:style>
    <style:style style:name="co2" style:family="table-column">
      <style:table-column-properties fo:break-before="auto" style:column-width="1.8689in"/>
    </style:style>
    <style:style style:name="co3" style:family="table-column">
      <style:table-column-properties fo:break-before="auto" style:column-width="0.85in"/>
    </style:style>
    <style:style style:name="co4" style:family="table-column">
      <style:table-column-properties fo:break-before="auto" style:column-width="1.2681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background-color="#5eb91e"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start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bookmarks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5" table:number-columns-repeated="2" table:default-cell-style-name="Default"/>
        <table:table-row table:style-name="ro1">
          <table:table-cell table:style-name="ce4" office:value-type="string" calcext:value-type="string">
            <text:p>List</text:p>
          </table:table-cell>
          <table:table-cell table:style-name="ce4" office:value-type="string" calcext:value-type="string">
            <text:p><text:s/>Name <text:s text:c="20"/></text:p>
          </table:table-cell>
          <table:table-cell table:style-name="ce4" office:value-type="string" calcext:value-type="string">
            <text:p><text:s text:c="2"/>bandwidth</text:p>
          </table:table-cell>
          <table:table-cell table:style-name="ce4" office:value-type="string" calcext:value-type="string">
            <text:p>frequency </text:p>
          </table:table-cell>
          <table:table-cell table:style-name="ce4" office:value-type="string" calcext:value-type="string">
            <text:p>mode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NDB</text:p>
          </table:table-cell>
          <table:table-cell table:style-name="ce2" office:value-type="string" calcext:value-type="string">
            <text:p><text:s/>Sirri Island NDB</text:p>
          </table:table-cell>
          <table:table-cell table:style-name="ce2" office:value-type="float" office:value="9000" calcext:value-type="float">
            <text:p>9000</text:p>
          </table:table-cell>
          <table:table-cell table:style-name="ce2" office:value-type="float" office:value="300000" calcext:value-type="float">
            <text:p>300000</text:p>
          </table:table-cell>
          <table:table-cell table:style-name="ce2" office:value-type="string" calcext:value-type="string">
            <text:p><text:s/>USB <text:s text:c="16"/></text:p>
          </table:table-cell>
          <table:table-cell/>
          <table:table-cell table:style-name="ce8"/>
        </table:table-row>
        <table:table-row table:style-name="ro1">
          <table:table-cell table:style-name="ce2" office:value-type="string" calcext:value-type="string">
            <text:p><text:s/>CW</text:p>
          </table:table-cell>
          <table:table-cell table:style-name="ce2" office:value-type="string" calcext:value-type="string">
            <text:p><text:s/>4XZ <text:s text:c="21"/>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2680000" calcext:value-type="float">
            <text:p>2680000</text:p>
          </table:table-cell>
          <table:table-cell table:style-name="ce2" office:value-type="string" calcext:value-type="string">
            <text:p><text:s/>CW-L <text:s text:c="15"/>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CW</text:p>
          </table:table-cell>
          <table:table-cell table:style-name="ce2" office:value-type="string" calcext:value-type="string">
            <text:p><text:s/>4XZ <text:s text:c="21"/>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4331000" calcext:value-type="float">
            <text:p>4331000</text:p>
          </table:table-cell>
          <table:table-cell table:style-name="ce2" office:value-type="string" calcext:value-type="string">
            <text:p><text:s/>CW-L <text:s text:c="15"/>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CW</text:p>
          </table:table-cell>
          <table:table-cell table:style-name="ce2" office:value-type="string" calcext:value-type="string">
            <text:p><text:s/>4XZ <text:s text:c="21"/>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6607000" calcext:value-type="float">
            <text:p>6607000</text:p>
          </table:table-cell>
          <table:table-cell table:style-name="ce2" office:value-type="string" calcext:value-type="string">
            <text:p><text:s/>CW-L <text:s text:c="15"/>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RFID</text:p>
          </table:table-cell>
          <table:table-cell table:style-name="ce2" office:value-type="string" calcext:value-type="string">
            <text:p><text:s/>RFID <text:s text:c="20"/></text:p>
          </table:table-cell>
          <table:table-cell table:style-name="ce2" office:value-type="float" office:value="14000" calcext:value-type="float">
            <text:p>14000</text:p>
          </table:table-cell>
          <table:table-cell table:style-name="ce2" office:value-type="float" office:value="13560000" calcext:value-type="float">
            <text:p>1356000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string" calcext:value-type="string">
            <text:p><text:s/>1 VOR <text:s text:c="19"/>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08000000" calcext:value-type="float">
            <text:p>10800000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string" calcext:value-type="string">
            <text:p><text:s/>2 VOR <text:s text:c="19"/>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08050000" calcext:value-type="float">
            <text:p>10805000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string" calcext:value-type="string">
            <text:p><text:s/>3 ILS <text:s text:c="19"/>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08100000" calcext:value-type="float">
            <text:p>1081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string" calcext:value-type="string">
            <text:p><text:s/>4 ILS <text:s text:c="19"/>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08150000" calcext:value-type="float">
            <text:p>1081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string" calcext:value-type="string">
            <text:p><text:s/>5 VOR <text:s text:c="19"/>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08200000" calcext:value-type="float">
            <text:p>1082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string" calcext:value-type="string">
            <text:p><text:s/>6 VOR <text:s text:c="19"/>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08250000" calcext:value-type="float">
            <text:p>1082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string" calcext:value-type="string">
            <text:p><text:s/>7 ILS <text:s text:c="19"/>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08300000" calcext:value-type="float">
            <text:p>1083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string" calcext:value-type="string">
            <text:p><text:s/>8 ILS <text:s text:c="19"/>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08350000" calcext:value-type="float">
            <text:p>1083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08400000" calcext:value-type="float">
            <text:p>1084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08450000" calcext:value-type="float">
            <text:p>1084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08500000" calcext:value-type="float">
            <text:p>1085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08550000" calcext:value-type="float">
            <text:p>1085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08600000" calcext:value-type="float">
            <text:p>1086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08650000" calcext:value-type="float">
            <text:p>1086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08700000" calcext:value-type="float">
            <text:p>1087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08750000" calcext:value-type="float">
            <text:p>1087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08800000" calcext:value-type="float">
            <text:p>1088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08850000" calcext:value-type="float">
            <text:p>1088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08900000" calcext:value-type="float">
            <text:p>1089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08950000" calcext:value-type="float">
            <text:p>1089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09000000" calcext:value-type="float">
            <text:p>1090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09050000" calcext:value-type="float">
            <text:p>1090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09100000" calcext:value-type="float">
            <text:p>1091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09150000" calcext:value-type="float">
            <text:p>1091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09200000" calcext:value-type="float">
            <text:p>1092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09250000" calcext:value-type="float">
            <text:p>1092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09300000" calcext:value-type="float">
            <text:p>1093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09350000" calcext:value-type="float">
            <text:p>1093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09400000" calcext:value-type="float">
            <text:p>1094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09450000" calcext:value-type="float">
            <text:p>1094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09500000" calcext:value-type="float">
            <text:p>1095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09550000" calcext:value-type="float">
            <text:p>1095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09600000" calcext:value-type="float">
            <text:p>1096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09650000" calcext:value-type="float">
            <text:p>1096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09700000" calcext:value-type="float">
            <text:p>1097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09750000" calcext:value-type="float">
            <text:p>1097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09800000" calcext:value-type="float">
            <text:p>1098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09850000" calcext:value-type="float">
            <text:p>1098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09900000" calcext:value-type="float">
            <text:p>1099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09950000" calcext:value-type="float">
            <text:p>1099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10000000" calcext:value-type="float">
            <text:p>1100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10050000" calcext:value-type="float">
            <text:p>1100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10100000" calcext:value-type="float">
            <text:p>1101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10150000" calcext:value-type="float">
            <text:p>1101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10200000" calcext:value-type="float">
            <text:p>1102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10250000" calcext:value-type="float">
            <text:p>1102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10300000" calcext:value-type="float">
            <text:p>1103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10350000" calcext:value-type="float">
            <text:p>1103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10400000" calcext:value-type="float">
            <text:p>1104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10450000" calcext:value-type="float">
            <text:p>1104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10500000" calcext:value-type="float">
            <text:p>1105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10550000" calcext:value-type="float">
            <text:p>1105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10600000" calcext:value-type="float">
            <text:p>1106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10650000" calcext:value-type="float">
            <text:p>1106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10700000" calcext:value-type="float">
            <text:p>1107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10750000" calcext:value-type="float">
            <text:p>1107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10800000" calcext:value-type="float">
            <text:p>1108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10850000" calcext:value-type="float">
            <text:p>1108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10900000" calcext:value-type="float">
            <text:p>1109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10950000" calcext:value-type="float">
            <text:p>1109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11000000" calcext:value-type="float">
            <text:p>1110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11050000" calcext:value-type="float">
            <text:p>1110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11100000" calcext:value-type="float">
            <text:p>1111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11150000" calcext:value-type="float">
            <text:p>1111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11200000" calcext:value-type="float">
            <text:p>1112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11250000" calcext:value-type="float">
            <text:p>1112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67" calcext:value-type="float">
            <text:p>67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11300000" calcext:value-type="float">
            <text:p>1113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11350000" calcext:value-type="float">
            <text:p>1113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69" calcext:value-type="float">
            <text:p>69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11400000" calcext:value-type="float">
            <text:p>1114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11450000" calcext:value-type="float">
            <text:p>1114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71" calcext:value-type="float">
            <text:p>71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11500000" calcext:value-type="float">
            <text:p>1115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11550000" calcext:value-type="float">
            <text:p>1115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73" calcext:value-type="float">
            <text:p>73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11600000" calcext:value-type="float">
            <text:p>1116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11650000" calcext:value-type="float">
            <text:p>1116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11700000" calcext:value-type="float">
            <text:p>1117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76" calcext:value-type="float">
            <text:p>76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11750000" calcext:value-type="float">
            <text:p>1117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string" calcext:value-type="string">
            <text:p><text:s/>77 VOR <text:s text:c="18"/>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11800000" calcext:value-type="float">
            <text:p>1118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string" calcext:value-type="string">
            <text:p><text:s/>78 VOR <text:s text:c="18"/>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11850000" calcext:value-type="float">
            <text:p>1118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string" calcext:value-type="string">
            <text:p><text:s/>79 ILS <text:s text:c="18"/>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11900000" calcext:value-type="float">
            <text:p>1119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string" calcext:value-type="string">
            <text:p><text:s/>80 ILS <text:s text:c="18"/>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11950000" calcext:value-type="float">
            <text:p>1119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12000000" calcext:value-type="float">
            <text:p>1120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12050000" calcext:value-type="float">
            <text:p>1120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83" calcext:value-type="float">
            <text:p>83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12100000" calcext:value-type="float">
            <text:p>1121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84" calcext:value-type="float">
            <text:p>84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12150000" calcext:value-type="float">
            <text:p>1121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85" calcext:value-type="float">
            <text:p>85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12200000" calcext:value-type="float">
            <text:p>1122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86" calcext:value-type="float">
            <text:p>86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12250000" calcext:value-type="float">
            <text:p>1122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string" calcext:value-type="string">
            <text:p><text:s/>87 SHJ VOR <text:s text:c="14"/>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12300000" calcext:value-type="float">
            <text:p>1123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88" calcext:value-type="float">
            <text:p>88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12350000" calcext:value-type="float">
            <text:p>1123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89" calcext:value-type="float">
            <text:p>89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12400000" calcext:value-type="float">
            <text:p>1124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12450000" calcext:value-type="float">
            <text:p>1124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91" calcext:value-type="float">
            <text:p>91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12500000" calcext:value-type="float">
            <text:p>1125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92" calcext:value-type="float">
            <text:p>92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12550000" calcext:value-type="float">
            <text:p>1125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string" calcext:value-type="string">
            <text:p><text:s/>93 AAN VOR <text:s text:c="14"/>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12600000" calcext:value-type="float">
            <text:p>1126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94" calcext:value-type="float">
            <text:p>94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12650000" calcext:value-type="float">
            <text:p>1126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95" calcext:value-type="float">
            <text:p>95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12700000" calcext:value-type="float">
            <text:p>1127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96" calcext:value-type="float">
            <text:p>96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12750000" calcext:value-type="float">
            <text:p>1127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97" calcext:value-type="float">
            <text:p>97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12800000" calcext:value-type="float">
            <text:p>1128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98" calcext:value-type="float">
            <text:p>98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12850000" calcext:value-type="float">
            <text:p>1128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99" calcext:value-type="float">
            <text:p>99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12900000" calcext:value-type="float">
            <text:p>1129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12950000" calcext:value-type="float">
            <text:p>1129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101" calcext:value-type="float">
            <text:p>101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13000000" calcext:value-type="float">
            <text:p>1130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102" calcext:value-type="float">
            <text:p>102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13050000" calcext:value-type="float">
            <text:p>1130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103" calcext:value-type="float">
            <text:p>103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13100000" calcext:value-type="float">
            <text:p>1131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104" calcext:value-type="float">
            <text:p>104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13150000" calcext:value-type="float">
            <text:p>1131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105" calcext:value-type="float">
            <text:p>105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13200000" calcext:value-type="float">
            <text:p>1132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106" calcext:value-type="float">
            <text:p>106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13250000" calcext:value-type="float">
            <text:p>1132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107" calcext:value-type="float">
            <text:p>107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13300000" calcext:value-type="float">
            <text:p>1133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108" calcext:value-type="float">
            <text:p>108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13350000" calcext:value-type="float">
            <text:p>1133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109" calcext:value-type="float">
            <text:p>109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13400000" calcext:value-type="float">
            <text:p>1134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110" calcext:value-type="float">
            <text:p>110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13450000" calcext:value-type="float">
            <text:p>1134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111" calcext:value-type="float">
            <text:p>111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13500000" calcext:value-type="float">
            <text:p>1135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112" calcext:value-type="float">
            <text:p>112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13550000" calcext:value-type="float">
            <text:p>1135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113" calcext:value-type="float">
            <text:p>113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13600000" calcext:value-type="float">
            <text:p>1136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114" calcext:value-type="float">
            <text:p>114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13650000" calcext:value-type="float">
            <text:p>1136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115" calcext:value-type="float">
            <text:p>115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13700000" calcext:value-type="float">
            <text:p>1137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string" calcext:value-type="string">
            <text:p><text:s/>116 Sirri Island VOR-DME 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13750000" calcext:value-type="float">
            <text:p>1137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117" calcext:value-type="float">
            <text:p>117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13800000" calcext:value-type="float">
            <text:p>1138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118" calcext:value-type="float">
            <text:p>118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13850000" calcext:value-type="float">
            <text:p>1138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119" calcext:value-type="float">
            <text:p>119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13900000" calcext:value-type="float">
            <text:p>1139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13950000" calcext:value-type="float">
            <text:p>1139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string" calcext:value-type="string">
            <text:p><text:s/>121 Bateen VOR-DME <text:s text:c="6"/>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14000000" calcext:value-type="float">
            <text:p>1140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122" calcext:value-type="float">
            <text:p>122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14050000" calcext:value-type="float">
            <text:p>1140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123" calcext:value-type="float">
            <text:p>123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14100000" calcext:value-type="float">
            <text:p>1141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124" calcext:value-type="float">
            <text:p>124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14150000" calcext:value-type="float">
            <text:p>1141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14200000" calcext:value-type="float">
            <text:p>1142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126" calcext:value-type="float">
            <text:p>126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14250000" calcext:value-type="float">
            <text:p>1142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127" calcext:value-type="float">
            <text:p>127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14300000" calcext:value-type="float">
            <text:p>1143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14350000" calcext:value-type="float">
            <text:p>1143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129" calcext:value-type="float">
            <text:p>129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14400000" calcext:value-type="float">
            <text:p>1144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130" calcext:value-type="float">
            <text:p>130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14450000" calcext:value-type="float">
            <text:p>1144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131" calcext:value-type="float">
            <text:p>131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14500000" calcext:value-type="float">
            <text:p>1145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132" calcext:value-type="float">
            <text:p>132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14550000" calcext:value-type="float">
            <text:p>1145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133" calcext:value-type="float">
            <text:p>133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14600000" calcext:value-type="float">
            <text:p>1146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134" calcext:value-type="float">
            <text:p>134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14650000" calcext:value-type="float">
            <text:p>1146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string" calcext:value-type="string">
            <text:p><text:s/>135 FJR ATIS <text:s text:c="12"/>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14700000" calcext:value-type="float">
            <text:p>1147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136" calcext:value-type="float">
            <text:p>136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14750000" calcext:value-type="float">
            <text:p>1147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137" calcext:value-type="float">
            <text:p>137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14800000" calcext:value-type="float">
            <text:p>1148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138" calcext:value-type="float">
            <text:p>138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14850000" calcext:value-type="float">
            <text:p>1148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string" calcext:value-type="string">
            <text:p><text:s/>139 Al Dhafra VORTAC <text:s text:c="4"/>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14900000" calcext:value-type="float">
            <text:p>1149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14950000" calcext:value-type="float">
            <text:p>1149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141" calcext:value-type="float">
            <text:p>141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15000000" calcext:value-type="float">
            <text:p>1150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142" calcext:value-type="float">
            <text:p>142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15050000" calcext:value-type="float">
            <text:p>1150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143" calcext:value-type="float">
            <text:p>143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15100000" calcext:value-type="float">
            <text:p>1151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144" calcext:value-type="float">
            <text:p>144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15150000" calcext:value-type="float">
            <text:p>1151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145" calcext:value-type="float">
            <text:p>145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15200000" calcext:value-type="float">
            <text:p>1152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146" calcext:value-type="float">
            <text:p>146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15250000" calcext:value-type="float">
            <text:p>1152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147" calcext:value-type="float">
            <text:p>147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15300000" calcext:value-type="float">
            <text:p>1153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148" calcext:value-type="float">
            <text:p>148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15350000" calcext:value-type="float">
            <text:p>1153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149" calcext:value-type="float">
            <text:p>149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15400000" calcext:value-type="float">
            <text:p>1154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15450000" calcext:value-type="float">
            <text:p>1154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151" calcext:value-type="float">
            <text:p>151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15500000" calcext:value-type="float">
            <text:p>1155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152" calcext:value-type="float">
            <text:p>152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15550000" calcext:value-type="float">
            <text:p>1155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153" calcext:value-type="float">
            <text:p>153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15600000" calcext:value-type="float">
            <text:p>1156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154" calcext:value-type="float">
            <text:p>154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15650000" calcext:value-type="float">
            <text:p>1156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string" calcext:value-type="string">
            <text:p><text:s/>155 DXB VOR <text:s text:c="13"/>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15700000" calcext:value-type="float">
            <text:p>1157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156" calcext:value-type="float">
            <text:p>156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15750000" calcext:value-type="float">
            <text:p>1157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157" calcext:value-type="float">
            <text:p>157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15800000" calcext:value-type="float">
            <text:p>1158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158" calcext:value-type="float">
            <text:p>158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15850000" calcext:value-type="float">
            <text:p>1158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159" calcext:value-type="float">
            <text:p>159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15900000" calcext:value-type="float">
            <text:p>1159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160" calcext:value-type="float">
            <text:p>160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15950000" calcext:value-type="float">
            <text:p>1159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161" calcext:value-type="float">
            <text:p>161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16000000" calcext:value-type="float">
            <text:p>1160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162" calcext:value-type="float">
            <text:p>162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16050000" calcext:value-type="float">
            <text:p>1160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163" calcext:value-type="float">
            <text:p>163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16100000" calcext:value-type="float">
            <text:p>1161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164" calcext:value-type="float">
            <text:p>164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16150000" calcext:value-type="float">
            <text:p>1161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165" calcext:value-type="float">
            <text:p>165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16200000" calcext:value-type="float">
            <text:p>1162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166" calcext:value-type="float">
            <text:p>166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16250000" calcext:value-type="float">
            <text:p>1162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167" calcext:value-type="float">
            <text:p>167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16300000" calcext:value-type="float">
            <text:p>1163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168" calcext:value-type="float">
            <text:p>168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16350000" calcext:value-type="float">
            <text:p>1163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169" calcext:value-type="float">
            <text:p>169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16400000" calcext:value-type="float">
            <text:p>1164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170" calcext:value-type="float">
            <text:p>170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16450000" calcext:value-type="float">
            <text:p>1164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171" calcext:value-type="float">
            <text:p>171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16500000" calcext:value-type="float">
            <text:p>1165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172" calcext:value-type="float">
            <text:p>172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16550000" calcext:value-type="float">
            <text:p>1165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173" calcext:value-type="float">
            <text:p>173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16600000" calcext:value-type="float">
            <text:p>1166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174" calcext:value-type="float">
            <text:p>174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16650000" calcext:value-type="float">
            <text:p>1166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175" calcext:value-type="float">
            <text:p>175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16700000" calcext:value-type="float">
            <text:p>1167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176" calcext:value-type="float">
            <text:p>176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16750000" calcext:value-type="float">
            <text:p>1167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177" calcext:value-type="float">
            <text:p>177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16800000" calcext:value-type="float">
            <text:p>1168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178" calcext:value-type="float">
            <text:p>178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16850000" calcext:value-type="float">
            <text:p>1168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179" calcext:value-type="float">
            <text:p>179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16900000" calcext:value-type="float">
            <text:p>1169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16950000" calcext:value-type="float">
            <text:p>1169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181" calcext:value-type="float">
            <text:p>181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17000000" calcext:value-type="float">
            <text:p>1170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182" calcext:value-type="float">
            <text:p>182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17050000" calcext:value-type="float">
            <text:p>1170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183" calcext:value-type="float">
            <text:p>183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17100000" calcext:value-type="float">
            <text:p>1171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184" calcext:value-type="float">
            <text:p>184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17150000" calcext:value-type="float">
            <text:p>1171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185" calcext:value-type="float">
            <text:p>185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17200000" calcext:value-type="float">
            <text:p>1172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186" calcext:value-type="float">
            <text:p>186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17250000" calcext:value-type="float">
            <text:p>1172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187" calcext:value-type="float">
            <text:p>187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17300000" calcext:value-type="float">
            <text:p>1173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188" calcext:value-type="float">
            <text:p>188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17350000" calcext:value-type="float">
            <text:p>1173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189" calcext:value-type="float">
            <text:p>189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17400000" calcext:value-type="float">
            <text:p>1174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190" calcext:value-type="float">
            <text:p>190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17450000" calcext:value-type="float">
            <text:p>1174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191" calcext:value-type="float">
            <text:p>191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17500000" calcext:value-type="float">
            <text:p>1175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192" calcext:value-type="float">
            <text:p>192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17550000" calcext:value-type="float">
            <text:p>1175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193" calcext:value-type="float">
            <text:p>193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17600000" calcext:value-type="float">
            <text:p>1176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194" calcext:value-type="float">
            <text:p>194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17650000" calcext:value-type="float">
            <text:p>1176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195" calcext:value-type="float">
            <text:p>195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17700000" calcext:value-type="float">
            <text:p>1177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196" calcext:value-type="float">
            <text:p>196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17750000" calcext:value-type="float">
            <text:p>1177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197" calcext:value-type="float">
            <text:p>197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17800000" calcext:value-type="float">
            <text:p>1178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198" calcext:value-type="float">
            <text:p>198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17850000" calcext:value-type="float">
            <text:p>1178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199" calcext:value-type="float">
            <text:p>199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17900000" calcext:value-type="float">
            <text:p>1179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17950000" calcext:value-type="float">
            <text:p>1179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SAT</text:p>
          </table:table-cell>
          <table:table-cell table:style-name="ce2" office:value-type="string" calcext:value-type="string">
            <text:p><text:s/>ISS SSTV <text:s text:c="16"/></text:p>
          </table:table-cell>
          <table:table-cell table:style-name="ce2" office:value-type="float" office:value="5000" calcext:value-type="float">
            <text:p>5000</text:p>
          </table:table-cell>
          <table:table-cell table:style-name="ce2" office:value-type="float" office:value="145800000" calcext:value-type="float">
            <text:p>14580000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PMR446</text:p>
          </table:table-cell>
          <table:table-cell table:style-name="ce2" office:value-type="string" calcext:value-type="string">
            <text:p><text:s/>1A <text:s text:c="22"/></text:p>
          </table:table-cell>
          <table:table-cell table:style-name="ce2" office:value-type="float" office:value="12500" calcext:value-type="float">
            <text:p>12500</text:p>
          </table:table-cell>
          <table:table-cell table:style-name="ce2" office:value-type="float" office:value="446000625" calcext:value-type="float">
            <text:p>446000625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PMR446_D</text:p>
          </table:table-cell>
          <table:table-cell table:style-name="ce2" office:value-type="string" calcext:value-type="string">
            <text:p><text:s/>1D <text:s text:c="22"/></text:p>
          </table:table-cell>
          <table:table-cell table:style-name="ce2" office:value-type="float" office:value="6250" calcext:value-type="float">
            <text:p>6250</text:p>
          </table:table-cell>
          <table:table-cell table:style-name="ce2" office:value-type="float" office:value="446003125" calcext:value-type="float">
            <text:p>446003125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PMR446_D</text:p>
          </table:table-cell>
          <table:table-cell table:style-name="ce2" office:value-type="string" calcext:value-type="string">
            <text:p><text:s/>2D <text:s text:c="22"/></text:p>
          </table:table-cell>
          <table:table-cell table:style-name="ce2" office:value-type="float" office:value="6250" calcext:value-type="float">
            <text:p>6250</text:p>
          </table:table-cell>
          <table:table-cell table:style-name="ce2" office:value-type="float" office:value="446009375" calcext:value-type="float">
            <text:p>446009375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PMR446_D</text:p>
          </table:table-cell>
          <table:table-cell table:style-name="ce2" office:value-type="string" calcext:value-type="string">
            <text:p><text:s/>3D <text:s text:c="22"/></text:p>
          </table:table-cell>
          <table:table-cell table:style-name="ce2" office:value-type="float" office:value="6250" calcext:value-type="float">
            <text:p>6250</text:p>
          </table:table-cell>
          <table:table-cell table:style-name="ce2" office:value-type="float" office:value="446015625" calcext:value-type="float">
            <text:p>446015625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PMR446</text:p>
          </table:table-cell>
          <table:table-cell table:style-name="ce2" office:value-type="string" calcext:value-type="string">
            <text:p><text:s/>2A <text:s text:c="22"/></text:p>
          </table:table-cell>
          <table:table-cell table:style-name="ce2" office:value-type="float" office:value="12500" calcext:value-type="float">
            <text:p>12500</text:p>
          </table:table-cell>
          <table:table-cell table:style-name="ce2" office:value-type="float" office:value="446018750" calcext:value-type="float">
            <text:p>44601875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PMR446_D</text:p>
          </table:table-cell>
          <table:table-cell table:style-name="ce2" office:value-type="string" calcext:value-type="string">
            <text:p><text:s/>4D <text:s text:c="22"/></text:p>
          </table:table-cell>
          <table:table-cell table:style-name="ce2" office:value-type="float" office:value="6250" calcext:value-type="float">
            <text:p>6250</text:p>
          </table:table-cell>
          <table:table-cell table:style-name="ce2" office:value-type="float" office:value="446021875" calcext:value-type="float">
            <text:p>446021875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PMR446_D</text:p>
          </table:table-cell>
          <table:table-cell table:style-name="ce2" office:value-type="string" calcext:value-type="string">
            <text:p><text:s/>5D <text:s text:c="22"/></text:p>
          </table:table-cell>
          <table:table-cell table:style-name="ce2" office:value-type="float" office:value="6250" calcext:value-type="float">
            <text:p>6250</text:p>
          </table:table-cell>
          <table:table-cell table:style-name="ce2" office:value-type="float" office:value="446028125" calcext:value-type="float">
            <text:p>446028125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PMR446</text:p>
          </table:table-cell>
          <table:table-cell table:style-name="ce2" office:value-type="string" calcext:value-type="string">
            <text:p><text:s/>3A <text:s text:c="22"/></text:p>
          </table:table-cell>
          <table:table-cell table:style-name="ce2" office:value-type="float" office:value="12500" calcext:value-type="float">
            <text:p>12500</text:p>
          </table:table-cell>
          <table:table-cell table:style-name="ce2" office:value-type="float" office:value="446031250" calcext:value-type="float">
            <text:p>44603125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PMR446_D</text:p>
          </table:table-cell>
          <table:table-cell table:style-name="ce2" office:value-type="string" calcext:value-type="string">
            <text:p><text:s/>6D <text:s text:c="22"/></text:p>
          </table:table-cell>
          <table:table-cell table:style-name="ce2" office:value-type="float" office:value="6250" calcext:value-type="float">
            <text:p>6250</text:p>
          </table:table-cell>
          <table:table-cell table:style-name="ce2" office:value-type="float" office:value="446034375" calcext:value-type="float">
            <text:p>446034375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PMR446_D</text:p>
          </table:table-cell>
          <table:table-cell table:style-name="ce2" office:value-type="string" calcext:value-type="string">
            <text:p><text:s/>7D <text:s text:c="22"/></text:p>
          </table:table-cell>
          <table:table-cell table:style-name="ce2" office:value-type="float" office:value="6250" calcext:value-type="float">
            <text:p>6250</text:p>
          </table:table-cell>
          <table:table-cell table:style-name="ce2" office:value-type="float" office:value="446040625" calcext:value-type="float">
            <text:p>446040625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PMR446</text:p>
          </table:table-cell>
          <table:table-cell table:style-name="ce2" office:value-type="string" calcext:value-type="string">
            <text:p><text:s/>4A <text:s text:c="22"/></text:p>
          </table:table-cell>
          <table:table-cell table:style-name="ce2" office:value-type="float" office:value="12500" calcext:value-type="float">
            <text:p>12500</text:p>
          </table:table-cell>
          <table:table-cell table:style-name="ce2" office:value-type="float" office:value="446043750" calcext:value-type="float">
            <text:p>44604375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PMR446_D</text:p>
          </table:table-cell>
          <table:table-cell table:style-name="ce2" office:value-type="string" calcext:value-type="string">
            <text:p><text:s/>8D <text:s text:c="22"/></text:p>
          </table:table-cell>
          <table:table-cell table:style-name="ce2" office:value-type="float" office:value="6250" calcext:value-type="float">
            <text:p>6250</text:p>
          </table:table-cell>
          <table:table-cell table:style-name="ce2" office:value-type="float" office:value="446046875" calcext:value-type="float">
            <text:p>446046875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PMR446_D</text:p>
          </table:table-cell>
          <table:table-cell table:style-name="ce2" office:value-type="string" calcext:value-type="string">
            <text:p><text:s/>9D <text:s text:c="22"/></text:p>
          </table:table-cell>
          <table:table-cell table:style-name="ce2" office:value-type="float" office:value="6250" calcext:value-type="float">
            <text:p>6250</text:p>
          </table:table-cell>
          <table:table-cell table:style-name="ce2" office:value-type="float" office:value="446053125" calcext:value-type="float">
            <text:p>446053125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PMR446</text:p>
          </table:table-cell>
          <table:table-cell table:style-name="ce2" office:value-type="string" calcext:value-type="string">
            <text:p><text:s/>5A <text:s text:c="22"/></text:p>
          </table:table-cell>
          <table:table-cell table:style-name="ce2" office:value-type="float" office:value="12500" calcext:value-type="float">
            <text:p>12500</text:p>
          </table:table-cell>
          <table:table-cell table:style-name="ce2" office:value-type="float" office:value="446056250" calcext:value-type="float">
            <text:p>44605625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PMR446_D</text:p>
          </table:table-cell>
          <table:table-cell table:style-name="ce2" office:value-type="string" calcext:value-type="string">
            <text:p><text:s/>10D <text:s text:c="21"/></text:p>
          </table:table-cell>
          <table:table-cell table:style-name="ce2" office:value-type="float" office:value="6250" calcext:value-type="float">
            <text:p>6250</text:p>
          </table:table-cell>
          <table:table-cell table:style-name="ce2" office:value-type="float" office:value="446059375" calcext:value-type="float">
            <text:p>446059375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PMR446_D</text:p>
          </table:table-cell>
          <table:table-cell table:style-name="ce2" office:value-type="string" calcext:value-type="string">
            <text:p><text:s/>11D <text:s text:c="21"/></text:p>
          </table:table-cell>
          <table:table-cell table:style-name="ce2" office:value-type="float" office:value="6250" calcext:value-type="float">
            <text:p>6250</text:p>
          </table:table-cell>
          <table:table-cell table:style-name="ce2" office:value-type="float" office:value="446065625" calcext:value-type="float">
            <text:p>446065625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PMR446</text:p>
          </table:table-cell>
          <table:table-cell table:style-name="ce2" office:value-type="string" calcext:value-type="string">
            <text:p><text:s/>6A <text:s text:c="22"/></text:p>
          </table:table-cell>
          <table:table-cell table:style-name="ce2" office:value-type="float" office:value="12500" calcext:value-type="float">
            <text:p>12500</text:p>
          </table:table-cell>
          <table:table-cell table:style-name="ce2" office:value-type="float" office:value="446068750" calcext:value-type="float">
            <text:p>44606875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PMR446_D</text:p>
          </table:table-cell>
          <table:table-cell table:style-name="ce2" office:value-type="string" calcext:value-type="string">
            <text:p><text:s/>12D <text:s text:c="21"/></text:p>
          </table:table-cell>
          <table:table-cell table:style-name="ce2" office:value-type="float" office:value="6250" calcext:value-type="float">
            <text:p>6250</text:p>
          </table:table-cell>
          <table:table-cell table:style-name="ce2" office:value-type="float" office:value="446071875" calcext:value-type="float">
            <text:p>446071875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PMR446_D</text:p>
          </table:table-cell>
          <table:table-cell table:style-name="ce2" office:value-type="string" calcext:value-type="string">
            <text:p><text:s/>13D <text:s text:c="21"/></text:p>
          </table:table-cell>
          <table:table-cell table:style-name="ce2" office:value-type="float" office:value="6250" calcext:value-type="float">
            <text:p>6250</text:p>
          </table:table-cell>
          <table:table-cell table:style-name="ce2" office:value-type="float" office:value="446078125" calcext:value-type="float">
            <text:p>446078125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PMR446</text:p>
          </table:table-cell>
          <table:table-cell table:style-name="ce2" office:value-type="string" calcext:value-type="string">
            <text:p><text:s/>7A <text:s text:c="22"/></text:p>
          </table:table-cell>
          <table:table-cell table:style-name="ce2" office:value-type="float" office:value="12500" calcext:value-type="float">
            <text:p>12500</text:p>
          </table:table-cell>
          <table:table-cell table:style-name="ce2" office:value-type="float" office:value="446081250" calcext:value-type="float">
            <text:p>44608125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PMR446_D</text:p>
          </table:table-cell>
          <table:table-cell table:style-name="ce2" office:value-type="string" calcext:value-type="string">
            <text:p><text:s/>14D <text:s text:c="21"/></text:p>
          </table:table-cell>
          <table:table-cell table:style-name="ce2" office:value-type="float" office:value="6250" calcext:value-type="float">
            <text:p>6250</text:p>
          </table:table-cell>
          <table:table-cell table:style-name="ce2" office:value-type="float" office:value="446084375" calcext:value-type="float">
            <text:p>446084375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PMR446_D</text:p>
          </table:table-cell>
          <table:table-cell table:style-name="ce2" office:value-type="string" calcext:value-type="string">
            <text:p><text:s/>15D <text:s text:c="21"/></text:p>
          </table:table-cell>
          <table:table-cell table:style-name="ce2" office:value-type="float" office:value="6250" calcext:value-type="float">
            <text:p>6250</text:p>
          </table:table-cell>
          <table:table-cell table:style-name="ce2" office:value-type="float" office:value="446090625" calcext:value-type="float">
            <text:p>446090625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PMR446</text:p>
          </table:table-cell>
          <table:table-cell table:style-name="ce2" office:value-type="string" calcext:value-type="string">
            <text:p><text:s/>8A <text:s text:c="22"/></text:p>
          </table:table-cell>
          <table:table-cell table:style-name="ce2" office:value-type="float" office:value="12500" calcext:value-type="float">
            <text:p>12500</text:p>
          </table:table-cell>
          <table:table-cell table:style-name="ce2" office:value-type="float" office:value="446093750" calcext:value-type="float">
            <text:p>44609375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PMR446_D</text:p>
          </table:table-cell>
          <table:table-cell table:style-name="ce2" office:value-type="string" calcext:value-type="string">
            <text:p><text:s/>16D <text:s text:c="21"/></text:p>
          </table:table-cell>
          <table:table-cell table:style-name="ce2" office:value-type="float" office:value="6250" calcext:value-type="float">
            <text:p>6250</text:p>
          </table:table-cell>
          <table:table-cell table:style-name="ce2" office:value-type="float" office:value="446096875" calcext:value-type="float">
            <text:p>446096875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PMR446_D</text:p>
          </table:table-cell>
          <table:table-cell table:style-name="ce2" office:value-type="string" calcext:value-type="string">
            <text:p><text:s/>17D <text:s text:c="21"/></text:p>
          </table:table-cell>
          <table:table-cell table:style-name="ce2" office:value-type="float" office:value="6250" calcext:value-type="float">
            <text:p>6250</text:p>
          </table:table-cell>
          <table:table-cell table:style-name="ce2" office:value-type="float" office:value="446103125" calcext:value-type="float">
            <text:p>446103125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PMR446</text:p>
          </table:table-cell>
          <table:table-cell table:style-name="ce2" office:value-type="string" calcext:value-type="string">
            <text:p><text:s/>9A <text:s text:c="22"/></text:p>
          </table:table-cell>
          <table:table-cell table:style-name="ce2" office:value-type="float" office:value="12500" calcext:value-type="float">
            <text:p>12500</text:p>
          </table:table-cell>
          <table:table-cell table:style-name="ce2" office:value-type="float" office:value="446106250" calcext:value-type="float">
            <text:p>44610625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PMR446_D</text:p>
          </table:table-cell>
          <table:table-cell table:style-name="ce2" office:value-type="string" calcext:value-type="string">
            <text:p><text:s/>18D <text:s text:c="21"/></text:p>
          </table:table-cell>
          <table:table-cell table:style-name="ce2" office:value-type="float" office:value="6250" calcext:value-type="float">
            <text:p>6250</text:p>
          </table:table-cell>
          <table:table-cell table:style-name="ce2" office:value-type="float" office:value="446109375" calcext:value-type="float">
            <text:p>446109375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PMR446_D</text:p>
          </table:table-cell>
          <table:table-cell table:style-name="ce2" office:value-type="string" calcext:value-type="string">
            <text:p><text:s/>19D <text:s text:c="21"/></text:p>
          </table:table-cell>
          <table:table-cell table:style-name="ce2" office:value-type="float" office:value="6250" calcext:value-type="float">
            <text:p>6250</text:p>
          </table:table-cell>
          <table:table-cell table:style-name="ce2" office:value-type="float" office:value="446115625" calcext:value-type="float">
            <text:p>446115625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PMR446</text:p>
          </table:table-cell>
          <table:table-cell table:style-name="ce2" office:value-type="string" calcext:value-type="string">
            <text:p><text:s/>10A <text:s text:c="21"/></text:p>
          </table:table-cell>
          <table:table-cell table:style-name="ce2" office:value-type="float" office:value="12500" calcext:value-type="float">
            <text:p>12500</text:p>
          </table:table-cell>
          <table:table-cell table:style-name="ce2" office:value-type="float" office:value="446118750" calcext:value-type="float">
            <text:p>44611875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PMR446_D</text:p>
          </table:table-cell>
          <table:table-cell table:style-name="ce2" office:value-type="string" calcext:value-type="string">
            <text:p><text:s/>20D <text:s text:c="21"/></text:p>
          </table:table-cell>
          <table:table-cell table:style-name="ce2" office:value-type="float" office:value="6250" calcext:value-type="float">
            <text:p>6250</text:p>
          </table:table-cell>
          <table:table-cell table:style-name="ce2" office:value-type="float" office:value="446121875" calcext:value-type="float">
            <text:p>446121875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PMR446_D</text:p>
          </table:table-cell>
          <table:table-cell table:style-name="ce2" office:value-type="string" calcext:value-type="string">
            <text:p><text:s/>21D <text:s text:c="21"/></text:p>
          </table:table-cell>
          <table:table-cell table:style-name="ce2" office:value-type="float" office:value="6250" calcext:value-type="float">
            <text:p>6250</text:p>
          </table:table-cell>
          <table:table-cell table:style-name="ce2" office:value-type="float" office:value="446128125" calcext:value-type="float">
            <text:p>446128125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PMR446</text:p>
          </table:table-cell>
          <table:table-cell table:style-name="ce2" office:value-type="string" calcext:value-type="string">
            <text:p><text:s/>11A <text:s text:c="21"/></text:p>
          </table:table-cell>
          <table:table-cell table:style-name="ce2" office:value-type="float" office:value="12500" calcext:value-type="float">
            <text:p>12500</text:p>
          </table:table-cell>
          <table:table-cell table:style-name="ce2" office:value-type="float" office:value="446131250" calcext:value-type="float">
            <text:p>44613125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PMR446_D</text:p>
          </table:table-cell>
          <table:table-cell table:style-name="ce2" office:value-type="string" calcext:value-type="string">
            <text:p><text:s/>22D <text:s text:c="21"/></text:p>
          </table:table-cell>
          <table:table-cell table:style-name="ce2" office:value-type="float" office:value="6250" calcext:value-type="float">
            <text:p>6250</text:p>
          </table:table-cell>
          <table:table-cell table:style-name="ce2" office:value-type="float" office:value="446134375" calcext:value-type="float">
            <text:p>446134375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PMR446_D</text:p>
          </table:table-cell>
          <table:table-cell table:style-name="ce2" office:value-type="string" calcext:value-type="string">
            <text:p><text:s/>23D <text:s text:c="21"/></text:p>
          </table:table-cell>
          <table:table-cell table:style-name="ce2" office:value-type="float" office:value="6250" calcext:value-type="float">
            <text:p>6250</text:p>
          </table:table-cell>
          <table:table-cell table:style-name="ce2" office:value-type="float" office:value="446140625" calcext:value-type="float">
            <text:p>446140625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PMR446</text:p>
          </table:table-cell>
          <table:table-cell table:style-name="ce2" office:value-type="string" calcext:value-type="string">
            <text:p><text:s/>12A <text:s text:c="21"/></text:p>
          </table:table-cell>
          <table:table-cell table:style-name="ce2" office:value-type="float" office:value="12500" calcext:value-type="float">
            <text:p>12500</text:p>
          </table:table-cell>
          <table:table-cell table:style-name="ce2" office:value-type="float" office:value="446143750" calcext:value-type="float">
            <text:p>44614375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PMR446_D</text:p>
          </table:table-cell>
          <table:table-cell table:style-name="ce2" office:value-type="string" calcext:value-type="string">
            <text:p><text:s/>24D <text:s text:c="21"/></text:p>
          </table:table-cell>
          <table:table-cell table:style-name="ce2" office:value-type="float" office:value="6250" calcext:value-type="float">
            <text:p>6250</text:p>
          </table:table-cell>
          <table:table-cell table:style-name="ce2" office:value-type="float" office:value="446146875" calcext:value-type="float">
            <text:p>446146875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PMR446_D</text:p>
          </table:table-cell>
          <table:table-cell table:style-name="ce2" office:value-type="string" calcext:value-type="string">
            <text:p><text:s/>25D <text:s text:c="21"/></text:p>
          </table:table-cell>
          <table:table-cell table:style-name="ce2" office:value-type="float" office:value="6250" calcext:value-type="float">
            <text:p>6250</text:p>
          </table:table-cell>
          <table:table-cell table:style-name="ce2" office:value-type="float" office:value="446153125" calcext:value-type="float">
            <text:p>446153125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PMR446</text:p>
          </table:table-cell>
          <table:table-cell table:style-name="ce2" office:value-type="string" calcext:value-type="string">
            <text:p><text:s/>13A <text:s text:c="21"/></text:p>
          </table:table-cell>
          <table:table-cell table:style-name="ce2" office:value-type="float" office:value="12500" calcext:value-type="float">
            <text:p>12500</text:p>
          </table:table-cell>
          <table:table-cell table:style-name="ce2" office:value-type="float" office:value="446156250" calcext:value-type="float">
            <text:p>44615625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PMR446_D</text:p>
          </table:table-cell>
          <table:table-cell table:style-name="ce2" office:value-type="string" calcext:value-type="string">
            <text:p><text:s/>26D <text:s text:c="21"/></text:p>
          </table:table-cell>
          <table:table-cell table:style-name="ce2" office:value-type="float" office:value="6250" calcext:value-type="float">
            <text:p>6250</text:p>
          </table:table-cell>
          <table:table-cell table:style-name="ce2" office:value-type="float" office:value="446159375" calcext:value-type="float">
            <text:p>446159375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PMR446_D</text:p>
          </table:table-cell>
          <table:table-cell table:style-name="ce2" office:value-type="string" calcext:value-type="string">
            <text:p><text:s/>27D <text:s text:c="21"/></text:p>
          </table:table-cell>
          <table:table-cell table:style-name="ce2" office:value-type="float" office:value="6250" calcext:value-type="float">
            <text:p>6250</text:p>
          </table:table-cell>
          <table:table-cell table:style-name="ce2" office:value-type="float" office:value="446165625" calcext:value-type="float">
            <text:p>446165625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PMR446</text:p>
          </table:table-cell>
          <table:table-cell table:style-name="ce2" office:value-type="string" calcext:value-type="string">
            <text:p><text:s/>14A <text:s text:c="21"/></text:p>
          </table:table-cell>
          <table:table-cell table:style-name="ce2" office:value-type="float" office:value="12500" calcext:value-type="float">
            <text:p>12500</text:p>
          </table:table-cell>
          <table:table-cell table:style-name="ce2" office:value-type="float" office:value="446168750" calcext:value-type="float">
            <text:p>44616875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PMR446_D</text:p>
          </table:table-cell>
          <table:table-cell table:style-name="ce2" office:value-type="string" calcext:value-type="string">
            <text:p><text:s/>28D <text:s text:c="21"/></text:p>
          </table:table-cell>
          <table:table-cell table:style-name="ce2" office:value-type="float" office:value="6250" calcext:value-type="float">
            <text:p>6250</text:p>
          </table:table-cell>
          <table:table-cell table:style-name="ce2" office:value-type="float" office:value="446171875" calcext:value-type="float">
            <text:p>446171875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PMR446_D</text:p>
          </table:table-cell>
          <table:table-cell table:style-name="ce2" office:value-type="string" calcext:value-type="string">
            <text:p><text:s/>29D <text:s text:c="21"/></text:p>
          </table:table-cell>
          <table:table-cell table:style-name="ce2" office:value-type="float" office:value="6250" calcext:value-type="float">
            <text:p>6250</text:p>
          </table:table-cell>
          <table:table-cell table:style-name="ce2" office:value-type="float" office:value="446178125" calcext:value-type="float">
            <text:p>446178125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PMR446</text:p>
          </table:table-cell>
          <table:table-cell table:style-name="ce2" office:value-type="string" calcext:value-type="string">
            <text:p><text:s/>15A <text:s text:c="21"/></text:p>
          </table:table-cell>
          <table:table-cell table:style-name="ce2" office:value-type="float" office:value="12500" calcext:value-type="float">
            <text:p>12500</text:p>
          </table:table-cell>
          <table:table-cell table:style-name="ce2" office:value-type="float" office:value="446181250" calcext:value-type="float">
            <text:p>44618125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PMR446_D</text:p>
          </table:table-cell>
          <table:table-cell table:style-name="ce2" office:value-type="string" calcext:value-type="string">
            <text:p><text:s/>30D <text:s text:c="21"/></text:p>
          </table:table-cell>
          <table:table-cell table:style-name="ce2" office:value-type="float" office:value="6250" calcext:value-type="float">
            <text:p>6250</text:p>
          </table:table-cell>
          <table:table-cell table:style-name="ce2" office:value-type="float" office:value="446184373" calcext:value-type="float">
            <text:p>446184373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PMR446_D</text:p>
          </table:table-cell>
          <table:table-cell table:style-name="ce2" office:value-type="string" calcext:value-type="string">
            <text:p><text:s/>31D <text:s text:c="21"/></text:p>
          </table:table-cell>
          <table:table-cell table:style-name="ce2" office:value-type="float" office:value="6250" calcext:value-type="float">
            <text:p>6250</text:p>
          </table:table-cell>
          <table:table-cell table:style-name="ce2" office:value-type="float" office:value="446190625" calcext:value-type="float">
            <text:p>446190625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PMR446</text:p>
          </table:table-cell>
          <table:table-cell table:style-name="ce2" office:value-type="string" calcext:value-type="string">
            <text:p><text:s/>16A <text:s text:c="21"/></text:p>
          </table:table-cell>
          <table:table-cell table:style-name="ce2" office:value-type="float" office:value="12500" calcext:value-type="float">
            <text:p>12500</text:p>
          </table:table-cell>
          <table:table-cell table:style-name="ce2" office:value-type="float" office:value="446193750" calcext:value-type="float">
            <text:p>44619375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PMR446_D</text:p>
          </table:table-cell>
          <table:table-cell table:style-name="ce2" office:value-type="string" calcext:value-type="string">
            <text:p><text:s/>32D <text:s text:c="21"/></text:p>
          </table:table-cell>
          <table:table-cell table:style-name="ce2" office:value-type="float" office:value="6250" calcext:value-type="float">
            <text:p>6250</text:p>
          </table:table-cell>
          <table:table-cell table:style-name="ce2" office:value-type="float" office:value="446196875" calcext:value-type="float">
            <text:p>446196875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IRNSS</text:p>
          </table:table-cell>
          <table:table-cell table:style-name="ce2" office:value-type="string" calcext:value-type="string">
            <text:p><text:s/>IRNSS L5 <text:s text:c="16"/>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1176450000" calcext:value-type="float">
            <text:p>11764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SAT</text:p>
          </table:table-cell>
          <table:table-cell table:style-name="ce2" office:value-type="string" calcext:value-type="string">
            <text:p><text:s/>STD-C <text:s text:c="19"/></text:p>
          </table:table-cell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1541450000" calcext:value-type="float">
            <text:p>15414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SAT</text:p>
          </table:table-cell>
          <table:table-cell table:style-name="ce2" office:value-type="string" calcext:value-type="string">
            <text:p><text:s/>Inmarsat L-B <text:s text:c="12"/></text:p>
          </table:table-cell>
          <table:table-cell table:style-name="ce2" office:value-type="float" office:value="20600" calcext:value-type="float">
            <text:p>20600</text:p>
          </table:table-cell>
          <table:table-cell table:style-name="ce2" office:value-type="float" office:value="1542000000" calcext:value-type="float">
            <text:p>15420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SAT</text:p>
          </table:table-cell>
          <table:table-cell table:style-name="ce2" office:value-type="string" calcext:value-type="string">
            <text:p><text:s/>ACARS <text:s text:c="19"/></text:p>
          </table:table-cell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1545030000" calcext:value-type="float">
            <text:p>154503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SAT</text:p>
          </table:table-cell>
          <table:table-cell table:style-name="ce2" office:value-type="string" calcext:value-type="string">
            <text:p><text:s/>ACARS <text:s text:c="19"/></text:p>
          </table:table-cell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1546064000" calcext:value-type="float">
            <text:p>1546064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SAT</text:p>
          </table:table-cell>
          <table:table-cell table:style-name="ce2" office:value-type="string" calcext:value-type="string">
            <text:p><text:s/>Inmarsat <text:s text:c="16"/></text:p>
          </table:table-cell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1550000000" calcext:value-type="float">
            <text:p>15500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SAT</text:p>
          </table:table-cell>
          <table:table-cell table:style-name="ce2" office:value-type="string" calcext:value-type="string">
            <text:p><text:s/>Iridium <text:s text:c="17"/></text:p>
          </table:table-cell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1620000000" calcext:value-type="float">
            <text:p>16200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SAT</text:p>
          </table:table-cell>
          <table:table-cell table:style-name="ce2" office:value-type="string" calcext:value-type="string">
            <text:p><text:s/>GOES <text:s text:c="20"/></text:p>
          </table:table-cell>
          <table:table-cell table:style-name="ce2" office:value-type="float" office:value="20600" calcext:value-type="float">
            <text:p>20600</text:p>
          </table:table-cell>
          <table:table-cell table:style-name="ce2" office:value-type="float" office:value="1688000000" calcext:value-type="float">
            <text:p>16880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IRNSS</text:p>
          </table:table-cell>
          <table:table-cell table:style-name="ce2" office:value-type="string" calcext:value-type="string">
            <text:p><text:s/>IRNSS S <text:s text:c="17"/>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2492080000" calcext:value-type="float">
            <text:p>249208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RC-VTX</text:p>
          </table:table-cell>
          <table:table-cell table:style-name="ce2" office:value-type="string" calcext:value-type="string">
            <text:p><text:s/>U1 <text:s text:c="22"/></text:p>
          </table:table-cell>
          <table:table-cell table:style-name="ce2" office:value-type="float" office:value="30000000" calcext:value-type="float">
            <text:p>30000000</text:p>
          </table:table-cell>
          <table:table-cell table:style-name="ce2" office:value-type="float" office:value="5325000000" calcext:value-type="float">
            <text:p>532500000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RC-VTX</text:p>
          </table:table-cell>
          <table:table-cell table:style-name="ce2" office:value-type="string" calcext:value-type="string">
            <text:p><text:s/>L1 <text:s text:c="22"/></text:p>
          </table:table-cell>
          <table:table-cell table:style-name="ce2" office:value-type="float" office:value="30000000" calcext:value-type="float">
            <text:p>30000000</text:p>
          </table:table-cell>
          <table:table-cell table:style-name="ce2" office:value-type="float" office:value="5333000000" calcext:value-type="float">
            <text:p>533300000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RC-VTX</text:p>
          </table:table-cell>
          <table:table-cell table:style-name="ce2" office:value-type="string" calcext:value-type="string">
            <text:p><text:s/>U2 <text:s text:c="22"/></text:p>
          </table:table-cell>
          <table:table-cell table:style-name="ce2" office:value-type="float" office:value="30000000" calcext:value-type="float">
            <text:p>30000000</text:p>
          </table:table-cell>
          <table:table-cell table:style-name="ce2" office:value-type="float" office:value="5348000000" calcext:value-type="float">
            <text:p>534800000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RC-VTX</text:p>
          </table:table-cell>
          <table:table-cell table:style-name="ce2" office:value-type="string" calcext:value-type="string">
            <text:p><text:s/>D1 <text:s text:c="22"/></text:p>
          </table:table-cell>
          <table:table-cell table:style-name="ce2" office:value-type="float" office:value="30000000" calcext:value-type="float">
            <text:p>30000000</text:p>
          </table:table-cell>
          <table:table-cell table:style-name="ce2" office:value-type="float" office:value="5362000000" calcext:value-type="float">
            <text:p>536200000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RC-VTX</text:p>
          </table:table-cell>
          <table:table-cell table:style-name="ce2" office:value-type="string" calcext:value-type="string">
            <text:p><text:s/>U3 <text:s text:c="22"/></text:p>
          </table:table-cell>
          <table:table-cell table:style-name="ce2" office:value-type="float" office:value="30000000" calcext:value-type="float">
            <text:p>30000000</text:p>
          </table:table-cell>
          <table:table-cell table:style-name="ce2" office:value-type="float" office:value="5366000000" calcext:value-type="float">
            <text:p>536600000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RC-VTX</text:p>
          </table:table-cell>
          <table:table-cell table:style-name="ce2" office:value-type="string" calcext:value-type="string">
            <text:p><text:s/>L2 <text:s text:c="22"/></text:p>
          </table:table-cell>
          <table:table-cell table:style-name="ce2" office:value-type="float" office:value="30000000" calcext:value-type="float">
            <text:p>30000000</text:p>
          </table:table-cell>
          <table:table-cell table:style-name="ce2" office:value-type="float" office:value="5373000000" calcext:value-type="float">
            <text:p>537300000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RC-VTX</text:p>
          </table:table-cell>
          <table:table-cell table:style-name="ce2" office:value-type="string" calcext:value-type="string">
            <text:p><text:s/>U4 <text:s text:c="22"/></text:p>
          </table:table-cell>
          <table:table-cell table:style-name="ce2" office:value-type="float" office:value="30000000" calcext:value-type="float">
            <text:p>30000000</text:p>
          </table:table-cell>
          <table:table-cell table:style-name="ce2" office:value-type="float" office:value="5384000000" calcext:value-type="float">
            <text:p>538400000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RC-VTX</text:p>
          </table:table-cell>
          <table:table-cell table:style-name="ce2" office:value-type="string" calcext:value-type="string">
            <text:p><text:s/>D2 <text:s text:c="22"/></text:p>
          </table:table-cell>
          <table:table-cell table:style-name="ce2" office:value-type="float" office:value="30000000" calcext:value-type="float">
            <text:p>30000000</text:p>
          </table:table-cell>
          <table:table-cell table:style-name="ce2" office:value-type="float" office:value="5399000000" calcext:value-type="float">
            <text:p>539900000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RC-VTX</text:p>
          </table:table-cell>
          <table:table-cell table:style-name="ce2" office:value-type="string" calcext:value-type="string">
            <text:p><text:s/>U5 <text:s text:c="22"/></text:p>
          </table:table-cell>
          <table:table-cell table:style-name="ce2" office:value-type="float" office:value="30000000" calcext:value-type="float">
            <text:p>30000000</text:p>
          </table:table-cell>
          <table:table-cell table:style-name="ce2" office:value-type="float" office:value="5402000000" calcext:value-type="float">
            <text:p>540200000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RC-VTX</text:p>
          </table:table-cell>
          <table:table-cell table:style-name="ce2" office:value-type="string" calcext:value-type="string">
            <text:p><text:s/>L3 <text:s text:c="22"/></text:p>
          </table:table-cell>
          <table:table-cell table:style-name="ce2" office:value-type="float" office:value="30000000" calcext:value-type="float">
            <text:p>30000000</text:p>
          </table:table-cell>
          <table:table-cell table:style-name="ce2" office:value-type="float" office:value="5413000000" calcext:value-type="float">
            <text:p>541300000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RC-VTX</text:p>
          </table:table-cell>
          <table:table-cell table:style-name="ce2" office:value-type="string" calcext:value-type="string">
            <text:p><text:s/>U6 <text:s text:c="22"/></text:p>
          </table:table-cell>
          <table:table-cell table:style-name="ce2" office:value-type="float" office:value="30000000" calcext:value-type="float">
            <text:p>30000000</text:p>
          </table:table-cell>
          <table:table-cell table:style-name="ce2" office:value-type="float" office:value="5420000000" calcext:value-type="float">
            <text:p>542000000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RC-VTX</text:p>
          </table:table-cell>
          <table:table-cell table:style-name="ce2" office:value-type="string" calcext:value-type="string">
            <text:p><text:s/>D3 <text:s text:c="22"/></text:p>
          </table:table-cell>
          <table:table-cell table:style-name="ce2" office:value-type="float" office:value="30000000" calcext:value-type="float">
            <text:p>30000000</text:p>
          </table:table-cell>
          <table:table-cell table:style-name="ce2" office:value-type="float" office:value="5436000000" calcext:value-type="float">
            <text:p>543600000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RC-VTX</text:p>
          </table:table-cell>
          <table:table-cell table:style-name="ce2" office:value-type="string" calcext:value-type="string">
            <text:p><text:s/>U7 <text:s text:c="22"/></text:p>
          </table:table-cell>
          <table:table-cell table:style-name="ce2" office:value-type="float" office:value="30000000" calcext:value-type="float">
            <text:p>30000000</text:p>
          </table:table-cell>
          <table:table-cell table:style-name="ce2" office:value-type="float" office:value="5438000000" calcext:value-type="float">
            <text:p>543800000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RC-VTX</text:p>
          </table:table-cell>
          <table:table-cell table:style-name="ce2" office:value-type="string" calcext:value-type="string">
            <text:p><text:s/>L4 <text:s text:c="22"/></text:p>
          </table:table-cell>
          <table:table-cell table:style-name="ce2" office:value-type="float" office:value="30000000" calcext:value-type="float">
            <text:p>30000000</text:p>
          </table:table-cell>
          <table:table-cell table:style-name="ce2" office:value-type="float" office:value="5453000000" calcext:value-type="float">
            <text:p>545300000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RC-VTX</text:p>
          </table:table-cell>
          <table:table-cell table:style-name="ce2" office:value-type="string" calcext:value-type="string">
            <text:p><text:s/>U8 <text:s text:c="22"/></text:p>
          </table:table-cell>
          <table:table-cell table:style-name="ce2" office:value-type="float" office:value="30000000" calcext:value-type="float">
            <text:p>30000000</text:p>
          </table:table-cell>
          <table:table-cell table:style-name="ce2" office:value-type="float" office:value="5456000000" calcext:value-type="float">
            <text:p>545600000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RC-VTX</text:p>
          </table:table-cell>
          <table:table-cell table:style-name="ce2" office:value-type="string" calcext:value-type="string">
            <text:p><text:s/>D4 <text:s text:c="22"/></text:p>
          </table:table-cell>
          <table:table-cell table:style-name="ce2" office:value-type="float" office:value="30000000" calcext:value-type="float">
            <text:p>30000000</text:p>
          </table:table-cell>
          <table:table-cell table:style-name="ce2" office:value-type="float" office:value="5473000000" calcext:value-type="float">
            <text:p>547300000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RC-VTX</text:p>
          </table:table-cell>
          <table:table-cell table:style-name="ce2" office:value-type="string" calcext:value-type="string">
            <text:p><text:s/>O1 <text:s text:c="22"/></text:p>
          </table:table-cell>
          <table:table-cell table:style-name="ce2" office:value-type="float" office:value="30000000" calcext:value-type="float">
            <text:p>30000000</text:p>
          </table:table-cell>
          <table:table-cell table:style-name="ce2" office:value-type="float" office:value="5474000000" calcext:value-type="float">
            <text:p>547400000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RC-VTX</text:p>
          </table:table-cell>
          <table:table-cell table:style-name="ce2" office:value-type="string" calcext:value-type="string">
            <text:p><text:s/>O2 <text:s text:c="22"/></text:p>
          </table:table-cell>
          <table:table-cell table:style-name="ce2" office:value-type="float" office:value="30000000" calcext:value-type="float">
            <text:p>30000000</text:p>
          </table:table-cell>
          <table:table-cell table:style-name="ce2" office:value-type="float" office:value="5492000000" calcext:value-type="float">
            <text:p>549200000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RC-VTX</text:p>
          </table:table-cell>
          <table:table-cell table:style-name="ce2" office:value-type="string" calcext:value-type="string">
            <text:p><text:s/>L5 <text:s text:c="22"/></text:p>
          </table:table-cell>
          <table:table-cell table:style-name="ce2" office:value-type="float" office:value="30000000" calcext:value-type="float">
            <text:p>30000000</text:p>
          </table:table-cell>
          <table:table-cell table:style-name="ce2" office:value-type="float" office:value="5493000000" calcext:value-type="float">
            <text:p>549300000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RC-VTX</text:p>
          </table:table-cell>
          <table:table-cell table:style-name="ce2" office:value-type="string" calcext:value-type="string">
            <text:p><text:s/>O3 <text:s text:c="22"/></text:p>
          </table:table-cell>
          <table:table-cell table:style-name="ce2" office:value-type="float" office:value="30000000" calcext:value-type="float">
            <text:p>30000000</text:p>
          </table:table-cell>
          <table:table-cell table:style-name="ce2" office:value-type="float" office:value="5510000000" calcext:value-type="float">
            <text:p>551000000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RC-VTX</text:p>
          </table:table-cell>
          <table:table-cell table:style-name="ce2" office:value-type="string" calcext:value-type="string">
            <text:p><text:s/>D5 <text:s text:c="22"/></text:p>
          </table:table-cell>
          <table:table-cell table:style-name="ce2" office:value-type="float" office:value="30000000" calcext:value-type="float">
            <text:p>30000000</text:p>
          </table:table-cell>
          <table:table-cell table:style-name="ce2" office:value-type="float" office:value="5510000000" calcext:value-type="float">
            <text:p>551000000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RC-VTX</text:p>
          </table:table-cell>
          <table:table-cell table:style-name="ce2" office:value-type="string" calcext:value-type="string">
            <text:p><text:s/>O4 <text:s text:c="22"/></text:p>
          </table:table-cell>
          <table:table-cell table:style-name="ce2" office:value-type="float" office:value="30000000" calcext:value-type="float">
            <text:p>30000000</text:p>
          </table:table-cell>
          <table:table-cell table:style-name="ce2" office:value-type="float" office:value="5528000000" calcext:value-type="float">
            <text:p>552800000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RC-VTX</text:p>
          </table:table-cell>
          <table:table-cell table:style-name="ce2" office:value-type="string" calcext:value-type="string">
            <text:p><text:s/>L6 <text:s text:c="22"/></text:p>
          </table:table-cell>
          <table:table-cell table:style-name="ce2" office:value-type="float" office:value="30000000" calcext:value-type="float">
            <text:p>30000000</text:p>
          </table:table-cell>
          <table:table-cell table:style-name="ce2" office:value-type="float" office:value="5533000000" calcext:value-type="float">
            <text:p>553300000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RC-VTX</text:p>
          </table:table-cell>
          <table:table-cell table:style-name="ce2" office:value-type="string" calcext:value-type="string">
            <text:p><text:s/>O5 <text:s text:c="22"/></text:p>
          </table:table-cell>
          <table:table-cell table:style-name="ce2" office:value-type="float" office:value="30000000" calcext:value-type="float">
            <text:p>30000000</text:p>
          </table:table-cell>
          <table:table-cell table:style-name="ce2" office:value-type="float" office:value="5546000000" calcext:value-type="float">
            <text:p>554600000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RC-VTX</text:p>
          </table:table-cell>
          <table:table-cell table:style-name="ce2" office:value-type="string" calcext:value-type="string">
            <text:p><text:s/>D6 <text:s text:c="22"/></text:p>
          </table:table-cell>
          <table:table-cell table:style-name="ce2" office:value-type="float" office:value="30000000" calcext:value-type="float">
            <text:p>30000000</text:p>
          </table:table-cell>
          <table:table-cell table:style-name="ce2" office:value-type="float" office:value="5547000000" calcext:value-type="float">
            <text:p>554700000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RC-VTX</text:p>
          </table:table-cell>
          <table:table-cell table:style-name="ce2" office:value-type="string" calcext:value-type="string">
            <text:p><text:s/>O6 <text:s text:c="22"/></text:p>
          </table:table-cell>
          <table:table-cell table:style-name="ce2" office:value-type="float" office:value="30000000" calcext:value-type="float">
            <text:p>30000000</text:p>
          </table:table-cell>
          <table:table-cell table:style-name="ce2" office:value-type="float" office:value="5564000000" calcext:value-type="float">
            <text:p>556400000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RC-VTX</text:p>
          </table:table-cell>
          <table:table-cell table:style-name="ce2" office:value-type="string" calcext:value-type="string">
            <text:p><text:s/>L7 <text:s text:c="22"/></text:p>
          </table:table-cell>
          <table:table-cell table:style-name="ce2" office:value-type="float" office:value="30000000" calcext:value-type="float">
            <text:p>30000000</text:p>
          </table:table-cell>
          <table:table-cell table:style-name="ce2" office:value-type="float" office:value="5573000000" calcext:value-type="float">
            <text:p>557300000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RC-VTX</text:p>
          </table:table-cell>
          <table:table-cell table:style-name="ce2" office:value-type="string" calcext:value-type="string">
            <text:p><text:s/>O7 <text:s text:c="22"/></text:p>
          </table:table-cell>
          <table:table-cell table:style-name="ce2" office:value-type="float" office:value="30000000" calcext:value-type="float">
            <text:p>30000000</text:p>
          </table:table-cell>
          <table:table-cell table:style-name="ce2" office:value-type="float" office:value="5582000000" calcext:value-type="float">
            <text:p>558200000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RC-VTX</text:p>
          </table:table-cell>
          <table:table-cell table:style-name="ce2" office:value-type="string" calcext:value-type="string">
            <text:p><text:s/>D7 <text:s text:c="22"/></text:p>
          </table:table-cell>
          <table:table-cell table:style-name="ce2" office:value-type="float" office:value="30000000" calcext:value-type="float">
            <text:p>30000000</text:p>
          </table:table-cell>
          <table:table-cell table:style-name="ce2" office:value-type="float" office:value="5584000000" calcext:value-type="float">
            <text:p>558400000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RC-VTX</text:p>
          </table:table-cell>
          <table:table-cell table:style-name="ce2" office:value-type="string" calcext:value-type="string">
            <text:p><text:s/>O8 <text:s text:c="22"/></text:p>
          </table:table-cell>
          <table:table-cell table:style-name="ce2" office:value-type="float" office:value="30000000" calcext:value-type="float">
            <text:p>30000000</text:p>
          </table:table-cell>
          <table:table-cell table:style-name="ce2" office:value-type="float" office:value="5600000000" calcext:value-type="float">
            <text:p>560000000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RC-VTX</text:p>
          </table:table-cell>
          <table:table-cell table:style-name="ce2" office:value-type="string" calcext:value-type="string">
            <text:p><text:s/>L8 <text:s text:c="22"/></text:p>
          </table:table-cell>
          <table:table-cell table:style-name="ce2" office:value-type="float" office:value="30000000" calcext:value-type="float">
            <text:p>30000000</text:p>
          </table:table-cell>
          <table:table-cell table:style-name="ce2" office:value-type="float" office:value="5613000000" calcext:value-type="float">
            <text:p>561300000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RC-VTX</text:p>
          </table:table-cell>
          <table:table-cell table:style-name="ce2" office:value-type="string" calcext:value-type="string">
            <text:p><text:s/>D8 <text:s text:c="22"/></text:p>
          </table:table-cell>
          <table:table-cell table:style-name="ce2" office:value-type="float" office:value="30000000" calcext:value-type="float">
            <text:p>30000000</text:p>
          </table:table-cell>
          <table:table-cell table:style-name="ce2" office:value-type="float" office:value="5621000000" calcext:value-type="float">
            <text:p>562100000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RC-VTX</text:p>
          </table:table-cell>
          <table:table-cell table:style-name="ce2" office:value-type="string" calcext:value-type="string">
            <text:p><text:s/>E4 <text:s text:c="22"/></text:p>
          </table:table-cell>
          <table:table-cell table:style-name="ce2" office:value-type="float" office:value="30000000" calcext:value-type="float">
            <text:p>30000000</text:p>
          </table:table-cell>
          <table:table-cell table:style-name="ce2" office:value-type="float" office:value="5645000000" calcext:value-type="float">
            <text:p>564500000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RC-VTX</text:p>
          </table:table-cell>
          <table:table-cell table:style-name="ce2" office:value-type="string" calcext:value-type="string">
            <text:p><text:s/>H1 <text:s text:c="22"/></text:p>
          </table:table-cell>
          <table:table-cell table:style-name="ce2" office:value-type="float" office:value="30000000" calcext:value-type="float">
            <text:p>30000000</text:p>
          </table:table-cell>
          <table:table-cell table:style-name="ce2" office:value-type="float" office:value="5653000000" calcext:value-type="float">
            <text:p>565300000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RC-VTX</text:p>
          </table:table-cell>
          <table:table-cell table:style-name="ce2" office:value-type="string" calcext:value-type="string">
            <text:p><text:s/>R1 <text:s text:c="22"/></text:p>
          </table:table-cell>
          <table:table-cell table:style-name="ce2" office:value-type="float" office:value="30000000" calcext:value-type="float">
            <text:p>30000000</text:p>
          </table:table-cell>
          <table:table-cell table:style-name="ce2" office:value-type="float" office:value="5658000000" calcext:value-type="float">
            <text:p>565800000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RC-VTX</text:p>
          </table:table-cell>
          <table:table-cell table:style-name="ce2" office:value-type="string" calcext:value-type="string">
            <text:p><text:s/>E3 <text:s text:c="22"/></text:p>
          </table:table-cell>
          <table:table-cell table:style-name="ce2" office:value-type="float" office:value="30000000" calcext:value-type="float">
            <text:p>30000000</text:p>
          </table:table-cell>
          <table:table-cell table:style-name="ce2" office:value-type="float" office:value="5665000000" calcext:value-type="float">
            <text:p>566500000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RC-VTX</text:p>
          </table:table-cell>
          <table:table-cell table:style-name="ce2" office:value-type="string" calcext:value-type="string">
            <text:p><text:s/>E2 <text:s text:c="22"/></text:p>
          </table:table-cell>
          <table:table-cell table:style-name="ce2" office:value-type="float" office:value="30000000" calcext:value-type="float">
            <text:p>30000000</text:p>
          </table:table-cell>
          <table:table-cell table:style-name="ce2" office:value-type="float" office:value="5685000000" calcext:value-type="float">
            <text:p>568500000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RC-VTX</text:p>
          </table:table-cell>
          <table:table-cell table:style-name="ce2" office:value-type="string" calcext:value-type="string">
            <text:p><text:s/>H2 <text:s text:c="22"/></text:p>
          </table:table-cell>
          <table:table-cell table:style-name="ce2" office:value-type="float" office:value="30000000" calcext:value-type="float">
            <text:p>30000000</text:p>
          </table:table-cell>
          <table:table-cell table:style-name="ce2" office:value-type="float" office:value="5693000000" calcext:value-type="float">
            <text:p>569300000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RC-VTX</text:p>
          </table:table-cell>
          <table:table-cell table:style-name="ce2" office:value-type="string" calcext:value-type="string">
            <text:p><text:s/>R2 <text:s text:c="22"/></text:p>
          </table:table-cell>
          <table:table-cell table:style-name="ce2" office:value-type="float" office:value="30000000" calcext:value-type="float">
            <text:p>30000000</text:p>
          </table:table-cell>
          <table:table-cell table:style-name="ce2" office:value-type="float" office:value="5695000000" calcext:value-type="float">
            <text:p>569500000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RC-VTX</text:p>
          </table:table-cell>
          <table:table-cell table:style-name="ce2" office:value-type="string" calcext:value-type="string">
            <text:p><text:s/>E1 <text:s text:c="22"/></text:p>
          </table:table-cell>
          <table:table-cell table:style-name="ce2" office:value-type="float" office:value="30000000" calcext:value-type="float">
            <text:p>30000000</text:p>
          </table:table-cell>
          <table:table-cell table:style-name="ce2" office:value-type="float" office:value="5705000000" calcext:value-type="float">
            <text:p>570500000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RC-VTX</text:p>
          </table:table-cell>
          <table:table-cell table:style-name="ce2" office:value-type="string" calcext:value-type="string">
            <text:p><text:s/>A8 <text:s text:c="22"/></text:p>
          </table:table-cell>
          <table:table-cell table:style-name="ce2" office:value-type="float" office:value="30000000" calcext:value-type="float">
            <text:p>30000000</text:p>
          </table:table-cell>
          <table:table-cell table:style-name="ce2" office:value-type="float" office:value="5725000000" calcext:value-type="float">
            <text:p>572500000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RC-VTX</text:p>
          </table:table-cell>
          <table:table-cell table:style-name="ce2" office:value-type="string" calcext:value-type="string">
            <text:p><text:s/>R3 <text:s text:c="22"/></text:p>
          </table:table-cell>
          <table:table-cell table:style-name="ce2" office:value-type="float" office:value="30000000" calcext:value-type="float">
            <text:p>30000000</text:p>
          </table:table-cell>
          <table:table-cell table:style-name="ce2" office:value-type="float" office:value="5732000000" calcext:value-type="float">
            <text:p>573200000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RC-VTX</text:p>
          </table:table-cell>
          <table:table-cell table:style-name="ce2" office:value-type="string" calcext:value-type="string">
            <text:p><text:s/>B1 <text:s text:c="22"/></text:p>
          </table:table-cell>
          <table:table-cell table:style-name="ce2" office:value-type="float" office:value="30000000" calcext:value-type="float">
            <text:p>30000000</text:p>
          </table:table-cell>
          <table:table-cell table:style-name="ce2" office:value-type="float" office:value="5733000000" calcext:value-type="float">
            <text:p>573300000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RC-VTX</text:p>
          </table:table-cell>
          <table:table-cell table:style-name="ce2" office:value-type="string" calcext:value-type="string">
            <text:p><text:s/>H3 <text:s text:c="22"/></text:p>
          </table:table-cell>
          <table:table-cell table:style-name="ce2" office:value-type="float" office:value="30000000" calcext:value-type="float">
            <text:p>30000000</text:p>
          </table:table-cell>
          <table:table-cell table:style-name="ce2" office:value-type="float" office:value="5733000000" calcext:value-type="float">
            <text:p>573300000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RC-VTX</text:p>
          </table:table-cell>
          <table:table-cell table:style-name="ce2" office:value-type="string" calcext:value-type="string">
            <text:p><text:s/>F1 <text:s text:c="22"/></text:p>
          </table:table-cell>
          <table:table-cell table:style-name="ce2" office:value-type="float" office:value="30000000" calcext:value-type="float">
            <text:p>30000000</text:p>
          </table:table-cell>
          <table:table-cell table:style-name="ce2" office:value-type="float" office:value="5740000000" calcext:value-type="float">
            <text:p>574000000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RC-VTX</text:p>
          </table:table-cell>
          <table:table-cell table:style-name="ce2" office:value-type="string" calcext:value-type="string">
            <text:p><text:s/>A7 <text:s text:c="22"/></text:p>
          </table:table-cell>
          <table:table-cell table:style-name="ce2" office:value-type="float" office:value="30000000" calcext:value-type="float">
            <text:p>30000000</text:p>
          </table:table-cell>
          <table:table-cell table:style-name="ce2" office:value-type="float" office:value="5745000000" calcext:value-type="float">
            <text:p>574500000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RC-VTX</text:p>
          </table:table-cell>
          <table:table-cell table:style-name="ce2" office:value-type="string" calcext:value-type="string">
            <text:p><text:s/>B2 <text:s text:c="22"/></text:p>
          </table:table-cell>
          <table:table-cell table:style-name="ce2" office:value-type="float" office:value="30000000" calcext:value-type="float">
            <text:p>30000000</text:p>
          </table:table-cell>
          <table:table-cell table:style-name="ce2" office:value-type="float" office:value="5752000000" calcext:value-type="float">
            <text:p>575200000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RC-VTX</text:p>
          </table:table-cell>
          <table:table-cell table:style-name="ce2" office:value-type="string" calcext:value-type="string">
            <text:p><text:s/>F2 <text:s text:c="22"/></text:p>
          </table:table-cell>
          <table:table-cell table:style-name="ce2" office:value-type="float" office:value="30000000" calcext:value-type="float">
            <text:p>30000000</text:p>
          </table:table-cell>
          <table:table-cell table:style-name="ce2" office:value-type="float" office:value="5760000000" calcext:value-type="float">
            <text:p>576000000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RC-VTX</text:p>
          </table:table-cell>
          <table:table-cell table:style-name="ce2" office:value-type="string" calcext:value-type="string">
            <text:p><text:s/>A6 <text:s text:c="22"/></text:p>
          </table:table-cell>
          <table:table-cell table:style-name="ce2" office:value-type="float" office:value="30000000" calcext:value-type="float">
            <text:p>30000000</text:p>
          </table:table-cell>
          <table:table-cell table:style-name="ce2" office:value-type="float" office:value="5765000000" calcext:value-type="float">
            <text:p>576500000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RC-VTX</text:p>
          </table:table-cell>
          <table:table-cell table:style-name="ce2" office:value-type="string" calcext:value-type="string">
            <text:p><text:s/>R4 <text:s text:c="22"/></text:p>
          </table:table-cell>
          <table:table-cell table:style-name="ce2" office:value-type="float" office:value="30000000" calcext:value-type="float">
            <text:p>30000000</text:p>
          </table:table-cell>
          <table:table-cell table:style-name="ce2" office:value-type="float" office:value="5769000000" calcext:value-type="float">
            <text:p>576900000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RC-VTX</text:p>
          </table:table-cell>
          <table:table-cell table:style-name="ce2" office:value-type="string" calcext:value-type="string">
            <text:p><text:s/>B3 <text:s text:c="22"/></text:p>
          </table:table-cell>
          <table:table-cell table:style-name="ce2" office:value-type="float" office:value="30000000" calcext:value-type="float">
            <text:p>30000000</text:p>
          </table:table-cell>
          <table:table-cell table:style-name="ce2" office:value-type="float" office:value="5771000000" calcext:value-type="float">
            <text:p>577100000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RC-VTX</text:p>
          </table:table-cell>
          <table:table-cell table:style-name="ce2" office:value-type="string" calcext:value-type="string">
            <text:p><text:s/>H4 <text:s text:c="22"/></text:p>
          </table:table-cell>
          <table:table-cell table:style-name="ce2" office:value-type="float" office:value="30000000" calcext:value-type="float">
            <text:p>30000000</text:p>
          </table:table-cell>
          <table:table-cell table:style-name="ce2" office:value-type="float" office:value="5773000000" calcext:value-type="float">
            <text:p>577300000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RC-VTX</text:p>
          </table:table-cell>
          <table:table-cell table:style-name="ce2" office:value-type="string" calcext:value-type="string">
            <text:p><text:s/>F3 <text:s text:c="22"/></text:p>
          </table:table-cell>
          <table:table-cell table:style-name="ce2" office:value-type="float" office:value="30000000" calcext:value-type="float">
            <text:p>30000000</text:p>
          </table:table-cell>
          <table:table-cell table:style-name="ce2" office:value-type="float" office:value="5780000000" calcext:value-type="float">
            <text:p>578000000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RC-VTX</text:p>
          </table:table-cell>
          <table:table-cell table:style-name="ce2" office:value-type="string" calcext:value-type="string">
            <text:p><text:s/>A5 <text:s text:c="22"/></text:p>
          </table:table-cell>
          <table:table-cell table:style-name="ce2" office:value-type="float" office:value="30000000" calcext:value-type="float">
            <text:p>30000000</text:p>
          </table:table-cell>
          <table:table-cell table:style-name="ce2" office:value-type="float" office:value="5785000000" calcext:value-type="float">
            <text:p>578500000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RC-VTX</text:p>
          </table:table-cell>
          <table:table-cell table:style-name="ce2" office:value-type="string" calcext:value-type="string">
            <text:p><text:s/>B4 <text:s text:c="22"/></text:p>
          </table:table-cell>
          <table:table-cell table:style-name="ce2" office:value-type="float" office:value="30000000" calcext:value-type="float">
            <text:p>30000000</text:p>
          </table:table-cell>
          <table:table-cell table:style-name="ce2" office:value-type="float" office:value="5790000000" calcext:value-type="float">
            <text:p>579000000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RC-VTX</text:p>
          </table:table-cell>
          <table:table-cell table:style-name="ce2" office:value-type="string" calcext:value-type="string">
            <text:p><text:s/>F4 <text:s text:c="22"/></text:p>
          </table:table-cell>
          <table:table-cell table:style-name="ce2" office:value-type="float" office:value="30000000" calcext:value-type="float">
            <text:p>30000000</text:p>
          </table:table-cell>
          <table:table-cell table:style-name="ce2" office:value-type="float" office:value="5800000000" calcext:value-type="float">
            <text:p>580000000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RC-VTX</text:p>
          </table:table-cell>
          <table:table-cell table:style-name="ce2" office:value-type="string" calcext:value-type="string">
            <text:p><text:s/>A4 <text:s text:c="22"/></text:p>
          </table:table-cell>
          <table:table-cell table:style-name="ce2" office:value-type="float" office:value="30000000" calcext:value-type="float">
            <text:p>30000000</text:p>
          </table:table-cell>
          <table:table-cell table:style-name="ce2" office:value-type="float" office:value="5805000000" calcext:value-type="float">
            <text:p>580500000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RC-VTX</text:p>
          </table:table-cell>
          <table:table-cell table:style-name="ce2" office:value-type="string" calcext:value-type="string">
            <text:p><text:s/>R5 <text:s text:c="22"/></text:p>
          </table:table-cell>
          <table:table-cell table:style-name="ce2" office:value-type="float" office:value="30000000" calcext:value-type="float">
            <text:p>30000000</text:p>
          </table:table-cell>
          <table:table-cell table:style-name="ce2" office:value-type="float" office:value="5806000000" calcext:value-type="float">
            <text:p>580600000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RC-VTX</text:p>
          </table:table-cell>
          <table:table-cell table:style-name="ce2" office:value-type="string" calcext:value-type="string">
            <text:p><text:s/>B5 <text:s text:c="22"/></text:p>
          </table:table-cell>
          <table:table-cell table:style-name="ce2" office:value-type="float" office:value="30000000" calcext:value-type="float">
            <text:p>30000000</text:p>
          </table:table-cell>
          <table:table-cell table:style-name="ce2" office:value-type="float" office:value="5809000000" calcext:value-type="float">
            <text:p>580900000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RC-VTX</text:p>
          </table:table-cell>
          <table:table-cell table:style-name="ce2" office:value-type="string" calcext:value-type="string">
            <text:p><text:s/>H5 <text:s text:c="22"/></text:p>
          </table:table-cell>
          <table:table-cell table:style-name="ce2" office:value-type="float" office:value="30000000" calcext:value-type="float">
            <text:p>30000000</text:p>
          </table:table-cell>
          <table:table-cell table:style-name="ce2" office:value-type="float" office:value="5813000000" calcext:value-type="float">
            <text:p>581300000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RC-VTX</text:p>
          </table:table-cell>
          <table:table-cell table:style-name="ce2" office:value-type="string" calcext:value-type="string">
            <text:p><text:s/>F5 <text:s text:c="22"/></text:p>
          </table:table-cell>
          <table:table-cell table:style-name="ce2" office:value-type="float" office:value="30000000" calcext:value-type="float">
            <text:p>30000000</text:p>
          </table:table-cell>
          <table:table-cell table:style-name="ce2" office:value-type="float" office:value="5820000000" calcext:value-type="float">
            <text:p>582000000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RC-VTX</text:p>
          </table:table-cell>
          <table:table-cell table:style-name="ce2" office:value-type="string" calcext:value-type="string">
            <text:p><text:s/>A3 <text:s text:c="22"/></text:p>
          </table:table-cell>
          <table:table-cell table:style-name="ce2" office:value-type="float" office:value="30000000" calcext:value-type="float">
            <text:p>30000000</text:p>
          </table:table-cell>
          <table:table-cell table:style-name="ce2" office:value-type="float" office:value="5825000000" calcext:value-type="float">
            <text:p>582500000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RC-VTX</text:p>
          </table:table-cell>
          <table:table-cell table:style-name="ce2" office:value-type="string" calcext:value-type="string">
            <text:p><text:s/>B6 <text:s text:c="22"/></text:p>
          </table:table-cell>
          <table:table-cell table:style-name="ce2" office:value-type="float" office:value="30000000" calcext:value-type="float">
            <text:p>30000000</text:p>
          </table:table-cell>
          <table:table-cell table:style-name="ce2" office:value-type="float" office:value="5828000000" calcext:value-type="float">
            <text:p>582800000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RC-VTX</text:p>
          </table:table-cell>
          <table:table-cell table:style-name="ce2" office:value-type="string" calcext:value-type="string">
            <text:p><text:s/>F6 <text:s text:c="22"/></text:p>
          </table:table-cell>
          <table:table-cell table:style-name="ce2" office:value-type="float" office:value="30000000" calcext:value-type="float">
            <text:p>30000000</text:p>
          </table:table-cell>
          <table:table-cell table:style-name="ce2" office:value-type="float" office:value="5840000000" calcext:value-type="float">
            <text:p>584000000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RC-VTX</text:p>
          </table:table-cell>
          <table:table-cell table:style-name="ce2" office:value-type="string" calcext:value-type="string">
            <text:p><text:s/>R6 <text:s text:c="22"/></text:p>
          </table:table-cell>
          <table:table-cell table:style-name="ce2" office:value-type="float" office:value="30000000" calcext:value-type="float">
            <text:p>30000000</text:p>
          </table:table-cell>
          <table:table-cell table:style-name="ce2" office:value-type="float" office:value="5843000000" calcext:value-type="float">
            <text:p>584300000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RC-VTX</text:p>
          </table:table-cell>
          <table:table-cell table:style-name="ce2" office:value-type="string" calcext:value-type="string">
            <text:p><text:s/>A2 <text:s text:c="22"/></text:p>
          </table:table-cell>
          <table:table-cell table:style-name="ce2" office:value-type="float" office:value="30000000" calcext:value-type="float">
            <text:p>30000000</text:p>
          </table:table-cell>
          <table:table-cell table:style-name="ce2" office:value-type="float" office:value="5845000000" calcext:value-type="float">
            <text:p>584500000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RC-VTX</text:p>
          </table:table-cell>
          <table:table-cell table:style-name="ce2" office:value-type="string" calcext:value-type="string">
            <text:p><text:s/>B7 <text:s text:c="22"/></text:p>
          </table:table-cell>
          <table:table-cell table:style-name="ce2" office:value-type="float" office:value="30000000" calcext:value-type="float">
            <text:p>30000000</text:p>
          </table:table-cell>
          <table:table-cell table:style-name="ce2" office:value-type="float" office:value="5847000000" calcext:value-type="float">
            <text:p>584700000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RC-VTX</text:p>
          </table:table-cell>
          <table:table-cell table:style-name="ce2" office:value-type="string" calcext:value-type="string">
            <text:p><text:s/>H6 <text:s text:c="22"/></text:p>
          </table:table-cell>
          <table:table-cell table:style-name="ce2" office:value-type="float" office:value="30000000" calcext:value-type="float">
            <text:p>30000000</text:p>
          </table:table-cell>
          <table:table-cell table:style-name="ce2" office:value-type="float" office:value="5853000000" calcext:value-type="float">
            <text:p>585300000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RC-VTX</text:p>
          </table:table-cell>
          <table:table-cell table:style-name="ce2" office:value-type="string" calcext:value-type="string">
            <text:p><text:s/>F7 <text:s text:c="22"/></text:p>
          </table:table-cell>
          <table:table-cell table:style-name="ce2" office:value-type="float" office:value="30000000" calcext:value-type="float">
            <text:p>30000000</text:p>
          </table:table-cell>
          <table:table-cell table:style-name="ce2" office:value-type="float" office:value="5860000000" calcext:value-type="float">
            <text:p>586000000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RC-VTX</text:p>
          </table:table-cell>
          <table:table-cell table:style-name="ce2" office:value-type="string" calcext:value-type="string">
            <text:p><text:s/>A1 <text:s text:c="22"/></text:p>
          </table:table-cell>
          <table:table-cell table:style-name="ce2" office:value-type="float" office:value="30000000" calcext:value-type="float">
            <text:p>30000000</text:p>
          </table:table-cell>
          <table:table-cell table:style-name="ce2" office:value-type="float" office:value="5865000000" calcext:value-type="float">
            <text:p>586500000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RC-VTX</text:p>
          </table:table-cell>
          <table:table-cell table:style-name="ce2" office:value-type="string" calcext:value-type="string">
            <text:p><text:s/>B8 <text:s text:c="22"/></text:p>
          </table:table-cell>
          <table:table-cell table:style-name="ce2" office:value-type="float" office:value="30000000" calcext:value-type="float">
            <text:p>30000000</text:p>
          </table:table-cell>
          <table:table-cell table:style-name="ce2" office:value-type="float" office:value="5866000000" calcext:value-type="float">
            <text:p>586600000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RC-VTX</text:p>
          </table:table-cell>
          <table:table-cell table:style-name="ce2" office:value-type="string" calcext:value-type="string">
            <text:p><text:s/>R7 <text:s text:c="22"/></text:p>
          </table:table-cell>
          <table:table-cell table:style-name="ce2" office:value-type="float" office:value="30000000" calcext:value-type="float">
            <text:p>30000000</text:p>
          </table:table-cell>
          <table:table-cell table:style-name="ce2" office:value-type="float" office:value="5880000000" calcext:value-type="float">
            <text:p>588000000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RC-VTX</text:p>
          </table:table-cell>
          <table:table-cell table:style-name="ce2" office:value-type="string" calcext:value-type="string">
            <text:p><text:s/>F8 <text:s text:c="22"/></text:p>
          </table:table-cell>
          <table:table-cell table:style-name="ce2" office:value-type="float" office:value="30000000" calcext:value-type="float">
            <text:p>30000000</text:p>
          </table:table-cell>
          <table:table-cell table:style-name="ce2" office:value-type="float" office:value="5880000000" calcext:value-type="float">
            <text:p>588000000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RC-VTX</text:p>
          </table:table-cell>
          <table:table-cell table:style-name="ce2" office:value-type="string" calcext:value-type="string">
            <text:p><text:s/>E5 <text:s text:c="22"/></text:p>
          </table:table-cell>
          <table:table-cell table:style-name="ce2" office:value-type="float" office:value="30000000" calcext:value-type="float">
            <text:p>30000000</text:p>
          </table:table-cell>
          <table:table-cell table:style-name="ce2" office:value-type="float" office:value="5885000000" calcext:value-type="float">
            <text:p>588500000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RC-VTX</text:p>
          </table:table-cell>
          <table:table-cell table:style-name="ce2" office:value-type="string" calcext:value-type="string">
            <text:p><text:s/>H7 <text:s text:c="22"/></text:p>
          </table:table-cell>
          <table:table-cell table:style-name="ce2" office:value-type="float" office:value="30000000" calcext:value-type="float">
            <text:p>30000000</text:p>
          </table:table-cell>
          <table:table-cell table:style-name="ce2" office:value-type="float" office:value="5893000000" calcext:value-type="float">
            <text:p>589300000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RC-VTX</text:p>
          </table:table-cell>
          <table:table-cell table:style-name="ce2" office:value-type="string" calcext:value-type="string">
            <text:p><text:s/>E6 <text:s text:c="22"/></text:p>
          </table:table-cell>
          <table:table-cell table:style-name="ce2" office:value-type="float" office:value="30000000" calcext:value-type="float">
            <text:p>30000000</text:p>
          </table:table-cell>
          <table:table-cell table:style-name="ce2" office:value-type="float" office:value="5905000000" calcext:value-type="float">
            <text:p>590500000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RC-VTX</text:p>
          </table:table-cell>
          <table:table-cell table:style-name="ce2" office:value-type="string" calcext:value-type="string">
            <text:p><text:s/>R8 <text:s text:c="22"/></text:p>
          </table:table-cell>
          <table:table-cell table:style-name="ce2" office:value-type="float" office:value="30000000" calcext:value-type="float">
            <text:p>30000000</text:p>
          </table:table-cell>
          <table:table-cell table:style-name="ce2" office:value-type="float" office:value="5917000000" calcext:value-type="float">
            <text:p>591700000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RC-VTX</text:p>
          </table:table-cell>
          <table:table-cell table:style-name="ce2" office:value-type="string" calcext:value-type="string">
            <text:p><text:s/>E7 <text:s text:c="22"/></text:p>
          </table:table-cell>
          <table:table-cell table:style-name="ce2" office:value-type="float" office:value="30000000" calcext:value-type="float">
            <text:p>30000000</text:p>
          </table:table-cell>
          <table:table-cell table:style-name="ce2" office:value-type="float" office:value="5925000000" calcext:value-type="float">
            <text:p>592500000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RC-VTX</text:p>
          </table:table-cell>
          <table:table-cell table:style-name="ce2" office:value-type="string" calcext:value-type="string">
            <text:p><text:s/>H8 <text:s text:c="22"/></text:p>
          </table:table-cell>
          <table:table-cell table:style-name="ce2" office:value-type="float" office:value="30000000" calcext:value-type="float">
            <text:p>30000000</text:p>
          </table:table-cell>
          <table:table-cell table:style-name="ce2" office:value-type="float" office:value="5933000000" calcext:value-type="float">
            <text:p>593300000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RC-VTX</text:p>
          </table:table-cell>
          <table:table-cell table:style-name="ce2" office:value-type="string" calcext:value-type="string">
            <text:p><text:s/>E8 <text:s text:c="22"/></text:p>
          </table:table-cell>
          <table:table-cell table:style-name="ce2" office:value-type="float" office:value="30000000" calcext:value-type="float">
            <text:p>30000000</text:p>
          </table:table-cell>
          <table:table-cell table:style-name="ce2" office:value-type="float" office:value="5945000000" calcext:value-type="float">
            <text:p>594500000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 table:number-rows-repeated="1048231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  <table:database-ranges>
        <table:database-range table:name="__Anonymous_Sheet_DB__0" table:target-range-address="bookmarks.A1:bookmarks.E344" table:display-filter-buttons="tru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0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1-03T00:24:26.752285882</dc:date>
    <meta:editing-duration>PT2H38M48S</meta:editing-duration>
    <meta:editing-cycles>8</meta:editing-cycles>
    <meta:generator>LibreOffice/24.2.7.2$Linux_X86_64 LibreOffice_project/420$Build-2</meta:generator>
    <meta:document-statistic meta:table-count="1" meta:cell-count="1720" meta:object-count="0"/>
  </office:meta>
</office:document-meta>
</file>